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9.544cm"/>
    </style:style>
    <style:style style:name="co4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style:use-window-font-color="true" style:font-name="Lucida Console" fo:font-size="9.5pt" fo:language="en" fo:country="US" style:font-name-asian="Lucida Console" style:font-size-asian="9.5pt" style:language-asian="en" style:country-asian="US" style:font-name-complex="Lucida Console" style:font-size-complex="5.40000009536743pt" style:language-complex="en" style:country-complex="US"/>
    </style:style>
    <style:style style:name="ce4" style:family="table-cell" style:parent-style-name="Default">
      <style:text-properties fo:color="#a31515" style:font-name="Lucida Console" fo:font-size="9.5pt" fo:language="en" fo:country="US" style:font-name-asian="Lucida Console" style:font-size-asian="9.5pt" style:language-asian="en" style:country-asian="US" style:font-name-complex="Lucida Console" style:font-size-complex="5.40000009536743pt" style:language-complex="en" style:country-complex="US"/>
    </style:style>
    <style:style style:name="ce5" style:family="table-cell" style:parent-style-name="Default">
      <style:text-properties fo:color="#a31515" style:font-name="Lucida Console" fo:font-size="9.5pt" style:font-name-asian="Lucida Console" style:font-size-asian="9.5pt" style:font-name-complex="Lucida Console" style:font-size-complex="5.40000009536743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>
            <text:p>data_forcePromotion_UTF-8</text:p>
          </table:table-cell>
          <table:table-cell office:value-type="string">
            <text:p>../../Data/data_forcePromotion_UTF-8.csv</text:p>
          </table:table-cell>
          <table:table-cell table:style-name="ce2"/>
        </table:table-row>
        <table:table-row table:style-name="ro1">
          <table:table-cell office:value-type="string">
            <text:p>data_haiyaku185_UTF-8</text:p>
          </table:table-cell>
          <table:table-cell office:value-type="string">
            <text:p>../../Data/data_haiyaku185_UTF-8.csv</text:p>
          </table:table-cell>
          <table:table-cell table:style-name="ce2"/>
        </table:table-row>
        <table:table-row table:style-name="ro1">
          <table:table-cell office:value-type="string">
            <text:p>data_michi187</text:p>
          </table:table-cell>
          <table:table-cell office:value-type="string">
            <text:p>../../Data/data_michi187.csv</text:p>
          </table:table-cell>
          <table:table-cell table:style-name="ce2"/>
        </table:table-row>
        <table:table-row table:style-name="ro1">
          <table:table-cell office:value-type="string">
            <text:p>data_syuruiToHaiyaku</text:p>
          </table:table-cell>
          <table:table-cell office:value-type="string">
            <text:p>../../Data/data_syuruiToHaiyaku.csv</text:p>
          </table:table-cell>
          <table:table-cell table:style-name="ce2"/>
        </table:table-row>
        <table:table-row table:style-name="ro1">
          <table:table-cell office:value-type="string">
            <text:p>data_widgets_KifuNarabe</text:p>
          </table:table-cell>
          <table:table-cell office:value-type="string">
            <text:p>../../Data/data_widgets_KifuNarabe.csv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" office:value-type="string">
            <text:p>削除:data_widgets_KifuNarabeVs「../../Data/data_widgets_KifuNarabeVs.csv」</text:p>
          </table:table-cell>
        </table:table-row>
        <table:table-row table:style-name="ro1">
          <table:table-cell table:style-name="ce4"/>
          <table:table-cell table:style-name="ce5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_log_道表</text:p>
          </table:table-cell>
          <table:table-cell office:value-type="string">
            <text:p>../../Logs/_log_道表.html</text:p>
          </table:table-cell>
          <table:table-cell/>
        </table:table-row>
        <table:table-row table:style-name="ro1">
          <table:table-cell office:value-type="string">
            <text:p>_log_強制転成表</text:p>
          </table:table-cell>
          <table:table-cell office:value-type="string">
            <text:p>../../Logs/_log_強制転成表.html</text:p>
          </table:table-cell>
          <table:table-cell/>
        </table:table-row>
        <table:table-row table:style-name="ro1">
          <table:table-cell office:value-type="string">
            <text:p>_log_配役転換表</text:p>
          </table:table-cell>
          <table:table-cell office:value-type="string">
            <text:p>../../Logs/_log_配役転換表.html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015/07/24</text:date>, <text:time>00:12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6:12:55.32</meta:creation-date>
    <meta:generator>OpenOffice.org/3.4.1$Win32 OpenOffice.org_project/341m1$Build-9593</meta:generator>
    <dc:date>2015-07-24T00:12:26.96</dc:date>
    <meta:editing-duration>PT22M32S</meta:editing-duration>
    <meta:editing-cycles>28</meta:editing-cycles>
    <meta:document-statistic meta:table-count="3" meta:cell-count="20" meta:object-count="0"/>
  </office:meta>
</office:document-meta>
</file>